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64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35cm" fo:min-width="27.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35cm" fo:min-width="24.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bold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2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cm" svg:height="8.333cm" svg:x="11.3cm" svg:y="3.542cm">
          <draw:text-box>
            <text:p>Main Page</text:p>
            <text:p><text:span text:style-name="T1">-Header</text:span></text:p>
            <text:p><text:span text:style-name="T1">-Search Bar</text:span></text:p>
            <text:p><text:span text:style-name="T1">-Date cards</text:span></text:p>
            <text:p><text:span text:style-name="T1">-Filter Options</text:span></text:p>
            <text:p><text:span text:style-name="T1">-Add date button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Displayed Dates</text:span></text:p>
            <text:p><text:span text:style-name="T1">-Sorting </text:span></text:p>
            <text:p><text:span text:style-name="T1">-Order</text:span></text:p>
            <text:p><text:span text:style-name="T1">-Is Loading</text:span></text:p>
            <text:p/>
          </draw:text-box>
        </draw:frame>
        <draw:frame draw:style-name="gr2" draw:text-style-name="P2" draw:layer="layout" svg:width="6.2cm" svg:height="2.855cm" svg:x="12.2cm" svg:y="0.945cm">
          <draw:text-box>
            <text:p><text:span text:style-name="T2">Pages/Components</text:span></text:p>
          </draw:text-box>
        </draw:frame>
        <draw:frame draw:style-name="gr3" draw:text-style-name="P1" draw:layer="layout" svg:width="8.2cm" svg:height="5.558cm" svg:x="3.6cm" svg:y="11.2cm">
          <draw:text-box>
            <text:p>Add Date Page:</text:p>
            <text:p><text:span text:style-name="T1">-Header</text:span></text:p>
            <text:p><text:span text:style-name="T1">-Add Date Form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Form fields current content</text:span></text:p>
            <text:p><text:span text:style-name="T1">-Is Loading</text:span></text:p>
            <text:p/>
          </draw:text-box>
        </draw:frame>
        <draw:frame draw:style-name="gr4" draw:text-style-name="P3" draw:layer="layout" svg:width="7.3cm" svg:height="4.517cm" svg:x="1.9cm" svg:y="3.1cm">
          <draw:text-box>
            <text:p>Components<text:line-break/>- Header<text:line-break/>-Search Bar</text:p>
            <text:p>-Date card<text:line-break/>-Loading Image</text:p>
            <text:p>-Filter Options</text:p>
          </draw:text-box>
        </draw:frame>
        <draw:frame draw:style-name="gr1" draw:text-style-name="P1" draw:layer="layout" svg:width="8.2cm" svg:height="7.894cm" svg:x="19.7cm" svg:y="10.1cm">
          <draw:text-box>
            <text:p>Main Page</text:p>
            <text:p><text:span text:style-name="T1">-Header</text:span></text:p>
            <text:p><text:span text:style-name="T1">-Search Bar</text:span></text:p>
            <text:p><text:span text:style-name="T1">-Date cards</text:span></text:p>
            <text:p><text:span text:style-name="T1">-Filter Options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Displayed Dates</text:span></text:p>
            <text:p><text:span text:style-name="T1">-Sorting </text:span></text:p>
            <text:p><text:span text:style-name="T1">-Order</text:span></text:p>
            <text:p><text:span text:style-name="T1">-Is Loading</text:span></text:p>
            <text:p/>
          </draw:text-box>
        </draw:frame>
      </draw:page>
      <draw:page draw:name="page2" draw:style-name="dp1" draw:master-page-name="Default">
        <draw:custom-shape draw:style-name="gr5" draw:text-style-name="P4" draw:layer="layout" svg:width="27.7cm" svg:height="3.6cm" svg:x="1cm" svg:y="1cm">
          <text:p text:style-name="P4">Lockdown Date Generator!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5cm" svg:height="3.6cm" svg:x="2.1cm" svg:y="7.4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card pa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2:41:11.408116761</meta:creation-date>
    <dc:date>2021-01-18T13:43:24.741945718</dc:date>
    <meta:editing-duration>PT17M18S</meta:editing-duration>
    <meta:editing-cycles>3</meta:editing-cycles>
    <meta:generator>LibreOffice/6.4.6.2$Linux_X86_64 LibreOffice_project/40$Build-2</meta:generator>
    <meta:document-statistic meta:object-count="7"/>
  </office:meta>
</office:document-meta>
</file>